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fo:wrap-option="wrap"/>
    </style:style>
    <style:style style:name="co1" style:family="table-column">
      <style:table-column-properties fo:break-before="auto" style:column-width="5.50333333333333cm" style:use-optimal-column-width="true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6.588125cm" style:use-optimal-column-width="true"/>
    </style:style>
    <style:style style:name="co6" style:family="table-column">
      <style:table-column-properties fo:break-before="auto" style:column-width="2.460625cm" style:use-optimal-column-width="true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3.20145833333333cm" style:use-optimal-column-width="true"/>
    </style:style>
    <style:style style:name="co9" style:family="table-column">
      <style:table-column-properties fo:break-before="auto" style:column-width="3.22791666666667cm" style:use-optimal-column-width="true"/>
    </style:style>
    <style:style style:name="co10" style:family="table-column">
      <style:table-column-properties fo:break-before="auto" style:column-width="34.3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Hours Worked</text:p>
          </table:table-cell>
          <table:table-cell office:value-type="string" table:style-name="ce2">
            <text:p>Ideally</text:p>
          </table:table-cell>
          <table:table-cell office:value-type="string" table:style-name="ce2">
            <text:p>Cumulative</text:p>
          </table:table-cell>
          <table:table-cell office:value-type="string" table:style-name="ce2">
            <text:p>Comments</text:p>
          </table:table-cell>
          <table:table-cell office:value-type="string" table:style-name="ce3">
            <text:p>Time Done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1T00:00:00" table:style-name="ce4">
            <text:p>Monday, December 0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SUM([.$C$2:.C2])" table:style-name="ce1">
            <text:p>8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Complete</text:p>
          </table:table-cell>
          <table:table-cell table:number-columns-repeated="16376"/>
        </table:table-row>
        <table:table-row table:style-name="ro1">
          <table:table-cell office:value-type="date" office:date-value="2025-12-02T00:00:00" table:style-name="ce4">
            <text:p>Tuesday, December 0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" table:formula="of:=SUM([.$C$2:.C3])" table:style-name="ce1">
            <text:p>16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360" table:formula="of:= SUM([.B2:.B120])" table:style-name="ce1">
            <text:p>360</text:p>
          </table:table-cell>
          <table:table-cell office:value-type="float" office:value="80" table:formula="of:=100*[.G3]/450" table:style-name="ce1">
            <text:p>80</text:p>
          </table:table-cell>
          <table:table-cell table:number-columns-repeated="16376"/>
        </table:table-row>
        <table:table-row table:style-name="ro1">
          <table:table-cell office:value-type="date" office:date-value="2025-12-03T00:00:00" table:style-name="ce4">
            <text:p>Wednesday, December 03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4" table:formula="of:=SUM([.$C$2:.C4])" table:style-name="ce1">
            <text:p>24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45" table:formula="of:=[.G3]/8" table:style-name="ce1">
            <text:p>4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04T00:00:00" table:style-name="ce4">
            <text:p>Thursday, December 04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2" table:formula="of:=SUM([.$C$2:.C5])" table:style-name="ce1">
            <text:p>32</text:p>
          </table:table-cell>
          <table:table-cell table:style-name="ce1"/>
          <table:table-cell office:value-type="string" table:style-name="ce2">
            <text:p>Weeks</text:p>
          </table:table-cell>
          <table:table-cell office:value-type="float" office:value="9" table:formula="of:=[.G4]/5" table:style-name="ce1">
            <text:p>9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05T00:00:00" table:style-name="ce4">
            <text:p>Friday, December 0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0" table:formula="of:=SUM([.$C$2:.C6])" table:style-name="ce1">
            <text:p>4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06T00:00:00" table:style-name="ce4">
            <text:p>Saturday, December 0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formula="of:=SUM([.$C$2:.C7])" table:style-name="ce1">
            <text:p>40</text:p>
          </table:table-cell>
          <table:table-cell table:style-name="ce1"/>
          <table:table-cell office:value-type="string" table:style-name="ce3">
            <text:p>Time Left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7T00:00:00" table:style-name="ce4">
            <text:p>Sunday, December 0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formula="of:=SUM([.$C$2:.C8])" table:style-name="ce1">
            <text:p>40</text:p>
          </table:table-cell>
          <table:table-cell office:value-type="string" table:style-name="ce1">
            <text:p>Week 2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Left</text:p>
          </table:table-cell>
          <table:table-cell table:number-columns-repeated="16376"/>
        </table:table-row>
        <table:table-row table:style-name="ro1">
          <table:table-cell office:value-type="date" office:date-value="2025-12-08T00:00:00" table:style-name="ce4">
            <text:p>Monday, December 08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8" table:formula="of:=SUM([.$C$2:.C9])" table:style-name="ce1">
            <text:p>48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90" table:formula="of:= SUM([.C2:.C127]) - [.G3]" table:style-name="ce1">
            <text:p>90</text:p>
          </table:table-cell>
          <table:table-cell office:value-type="float" office:value="20" table:formula="of:=100*[.G9]/450" table:style-name="ce1">
            <text:p>20</text:p>
          </table:table-cell>
          <table:table-cell table:number-columns-repeated="16376"/>
        </table:table-row>
        <table:table-row table:style-name="ro1">
          <table:table-cell office:value-type="date" office:date-value="2025-12-09T00:00:00" table:style-name="ce4">
            <text:p>Tuesday, December 0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56" table:formula="of:=SUM([.$C$2:.C10])" table:style-name="ce1">
            <text:p>56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11.25" table:formula="of:=[.G9]/8" table:style-name="ce1">
            <text:p>11.2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0T00:00:00" table:style-name="ce4">
            <text:p>Wednesday, December 10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4" table:formula="of:=SUM([.$C$2:.C11])" table:style-name="ce1">
            <text:p>64</text:p>
          </table:table-cell>
          <table:table-cell office:value-type="string" table:style-name="ce1">
            <text:p>Sick :( | use 1 sick day</text:p>
          </table:table-cell>
          <table:table-cell office:value-type="string" table:style-name="ce2">
            <text:p>Weeks</text:p>
          </table:table-cell>
          <table:table-cell office:value-type="float" office:value="2.25" table:formula="of:=[.G10]/5" table:style-name="ce1">
            <text:p>2.2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1T00:00:00" table:style-name="ce4">
            <text:p>Thursday, December 1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2" table:formula="of:=SUM([.$C$2:.C12])" table:style-name="ce1">
            <text:p>72</text:p>
          </table:table-cell>
          <table:table-cell office:value-type="string" table:style-name="ce1">
            <text:p>WFH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12-12T00:00:00" table:style-name="ce4">
            <text:p>Friday, December 1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0" table:formula="of:=SUM([.$C$2:.C13])" table:style-name="ce1">
            <text:p>80</text:p>
          </table:table-cell>
          <table:table-cell office:value-type="string" table:style-name="ce1">
            <text:p>WFH</text:p>
          </table:table-cell>
          <table:table-cell office:value-type="string" table:style-name="ce3">
            <text:p>Total Time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13T00:00:00" table:style-name="ce4">
            <text:p>Saturday, December 1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formula="of:=SUM([.$C$2:.C14])" table:style-name="ce1">
            <text:p>80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450" table:formula="of:=SUM([.C2:.C127])" table:style-name="ce1">
            <text:p>45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4T00:00:00" table:style-name="ce4">
            <text:p>Sunday, December 1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formula="of:=SUM([.$C$2:.C15])" table:style-name="ce1">
            <text:p>80</text:p>
          </table:table-cell>
          <table:table-cell office:value-type="string" table:style-name="ce1">
            <text:p>Week 3</text:p>
          </table:table-cell>
          <table:table-cell office:value-type="string" table:style-name="ce2">
            <text:p>Working Days</text:p>
          </table:table-cell>
          <table:table-cell office:value-type="float" office:value="56.25" table:formula="of:=[.G14]/8" table:style-name="ce1">
            <text:p>56.2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5T00:00:00" table:style-name="ce4">
            <text:p>Monday, December 1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8" table:formula="of:=SUM([.$C$2:.C16])" table:style-name="ce1">
            <text:p>88</text:p>
          </table:table-cell>
          <table:table-cell table:style-name="ce1"/>
          <table:table-cell office:value-type="string" table:style-name="ce2">
            <text:p>Weeks</text:p>
          </table:table-cell>
          <table:table-cell office:value-type="float" office:value="11.25" table:formula="of:=[.G15]/5" table:style-name="ce1">
            <text:p>11.2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12-16T00:00:00" table:style-name="ce4">
            <text:p>Tuesday, December 16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6" table:formula="of:=SUM([.$C$2:.C17])" table:style-name="ce1">
            <text:p>9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7T00:00:00" table:style-name="ce4">
            <text:p>Wednesday, December 17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4" table:formula="of:=SUM([.$C$2:.C18])" table:style-name="ce1">
            <text:p>10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8T00:00:00" table:style-name="ce4">
            <text:p>Thursday, December 18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12" table:formula="of:=SUM([.$C$2:.C19])" table:style-name="ce1">
            <text:p>112</text:p>
          </table:table-cell>
          <table:table-cell office:value-type="string" table:style-name="ce1">
            <text:p>Dentist | Use 0.5 sick day</text:p>
          </table:table-cell>
          <table:table-cell table:number-columns-repeated="16379"/>
        </table:table-row>
        <table:table-row table:style-name="ro1">
          <table:table-cell office:value-type="date" office:date-value="2025-12-19T00:00:00" table:style-name="ce4">
            <text:p>Friday, December 1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20" table:formula="of:=SUM([.$C$2:.C20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0T00:00:00" table:style-name="ce4">
            <text:p>Saturday, December 2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1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1T00:00:00" table:style-name="ce4">
            <text:p>Sunday, December 2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2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2T00:00:00" table:style-name="ce4">
            <text:p>Monday, December 22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3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3T00:00:00" table:style-name="ce4">
            <text:p>Tuesday, December 2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4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4T00:00:00" table:style-name="ce4">
            <text:p>Wednesday, December 2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5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5T00:00:00" table:style-name="ce4">
            <text:p>Thursday, December 25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6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6T00:00:00" table:style-name="ce4">
            <text:p>Friday, December 2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7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27T00:00:00" table:style-name="ce4">
            <text:p>Saturday, December 2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8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8T00:00:00" table:style-name="ce4">
            <text:p>Sunday, December 28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29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29T00:00:00" table:style-name="ce4">
            <text:p>Monday, December 29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0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30T00:00:00" table:style-name="ce4">
            <text:p>Tuesday, December 3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1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5-12-31T00:00:00" table:style-name="ce4">
            <text:p>Wednesday, December 3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2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6-01-01T00:00:00" table:style-name="ce4">
            <text:p>Thursday, Jan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3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6-01-02T00:00:00" table:style-name="ce4">
            <text:p>Friday, January 0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4])" table:style-name="ce1">
            <text:p>120</text:p>
          </table:table-cell>
          <table:table-cell office:value-type="string" table:style-name="ce1">
            <text:p>Christmas / New Years Break</text:p>
          </table:table-cell>
          <table:table-cell table:number-columns-repeated="16379"/>
        </table:table-row>
        <table:table-row table:style-name="ro1">
          <table:table-cell office:value-type="date" office:date-value="2026-01-03T00:00:00" table:style-name="ce4">
            <text:p>Saturday, January 03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5])" table:style-name="ce1">
            <text:p>1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4T00:00:00" table:style-name="ce4">
            <text:p>Sunday, January 0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formula="of:=SUM([.$C$2:.C36])" table:style-name="ce1">
            <text:p>120</text:p>
          </table:table-cell>
          <table:table-cell office:value-type="string" table:style-name="ce1">
            <text:p>Week 4</text:p>
          </table:table-cell>
          <table:table-cell table:number-columns-repeated="16379"/>
        </table:table-row>
        <table:table-row table:style-name="ro1">
          <table:table-cell office:value-type="date" office:date-value="2026-01-05T00:00:00" table:style-name="ce4">
            <text:p>Monday, January 0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28" table:formula="of:=SUM([.$C$2:.C37])" table:style-name="ce1">
            <text:p>12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6T00:00:00" table:style-name="ce4">
            <text:p>Tuesday, January 0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6" table:formula="of:=SUM([.$C$2:.C38])" table:style-name="ce1">
            <text:p>13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7T00:00:00" table:style-name="ce4">
            <text:p>Wednesday, January 0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44" table:formula="of:=SUM([.$C$2:.C39])" table:style-name="ce1">
            <text:p>14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8T00:00:00" table:style-name="ce4">
            <text:p>Thursday, January 0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2" table:formula="of:=SUM([.$C$2:.C40])" table:style-name="ce1">
            <text:p>15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09T00:00:00" table:style-name="ce4">
            <text:p>Friday, January 0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0" table:formula="of:=SUM([.$C$2:.C41])" table:style-name="ce1">
            <text:p>16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0T00:00:00" table:style-name="ce4">
            <text:p>Saturday, January 10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" table:formula="of:=SUM([.$C$2:.C42])" table:style-name="ce1">
            <text:p>16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1T00:00:00" table:style-name="ce4">
            <text:p>Sunday, January 1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" table:formula="of:=SUM([.$C$2:.C43])" table:style-name="ce1">
            <text:p>160</text:p>
          </table:table-cell>
          <table:table-cell office:value-type="string" table:style-name="ce1">
            <text:p>Week 5</text:p>
          </table:table-cell>
          <table:table-cell table:number-columns-repeated="16379"/>
        </table:table-row>
        <table:table-row table:style-name="ro1">
          <table:table-cell office:value-type="date" office:date-value="2026-01-12T00:00:00" table:style-name="ce4">
            <text:p>Monday, January 1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8" table:formula="of:=SUM([.$C$2:.C44])" table:style-name="ce1">
            <text:p>16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3T00:00:00" table:style-name="ce4">
            <text:p>Tuesday, January 1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76" table:formula="of:=SUM([.$C$2:.C45])" table:style-name="ce1">
            <text:p>17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4T00:00:00" table:style-name="ce4">
            <text:p>Wednesday, January 14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84" table:formula="of:=SUM([.$C$2:.C46])" table:style-name="ce1">
            <text:p>18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5T00:00:00" table:style-name="ce4">
            <text:p>Thursday, January 1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92" table:formula="of:=SUM([.$C$2:.C47])" table:style-name="ce1">
            <text:p>19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6T00:00:00" table:style-name="ce4">
            <text:p>Friday, January 1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00" table:formula="of:=SUM([.$C$2:.C48])" table:style-name="ce1">
            <text:p>2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7T00:00:00" table:style-name="ce4">
            <text:p>Saturday, January 1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SUM([.$C$2:.C49])" table:style-name="ce1">
            <text:p>2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18T00:00:00" table:style-name="ce4">
            <text:p>Sunday, January 1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formula="of:=SUM([.$C$2:.C50])" table:style-name="ce1">
            <text:p>200</text:p>
          </table:table-cell>
          <table:table-cell office:value-type="string" table:style-name="ce1">
            <text:p>Week 6</text:p>
          </table:table-cell>
          <table:table-cell table:number-columns-repeated="16379"/>
        </table:table-row>
        <table:table-row table:style-name="ro1">
          <table:table-cell office:value-type="date" office:date-value="2026-01-19T00:00:00" table:style-name="ce4">
            <text:p>Monday, January 1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08" table:formula="of:=SUM([.$C$2:.C51])" table:style-name="ce1">
            <text:p>20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0T00:00:00" table:style-name="ce4">
            <text:p>Tuesday, January 2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16" table:formula="of:=SUM([.$C$2:.C52])" table:style-name="ce1">
            <text:p>216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1-21T00:00:00" table:style-name="ce4">
            <text:p>Wednesday, January 21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24" table:formula="of:=SUM([.$C$2:.C53])" table:style-name="ce1">
            <text:p>224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1-22T00:00:00" table:style-name="ce4">
            <text:p>Thursday, January 2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32" table:formula="of:=SUM([.$C$2:.C54])" table:style-name="ce1">
            <text:p>232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1-23T00:00:00" table:style-name="ce4">
            <text:p>Friday, January 2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40" table:formula="of:=SUM([.$C$2:.C55])" table:style-name="ce1">
            <text:p>24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4T00:00:00" table:style-name="ce4">
            <text:p>Saturday, January 2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0" table:formula="of:=SUM([.$C$2:.C56])" table:style-name="ce1">
            <text:p>24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5T00:00:00" table:style-name="ce4">
            <text:p>Sunday, January 2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0" table:formula="of:=SUM([.$C$2:.C57])" table:style-name="ce1">
            <text:p>240</text:p>
          </table:table-cell>
          <table:table-cell office:value-type="string" table:style-name="ce1">
            <text:p>Week 7</text:p>
          </table:table-cell>
          <table:table-cell table:number-columns-repeated="16379"/>
        </table:table-row>
        <table:table-row table:style-name="ro1">
          <table:table-cell office:value-type="date" office:date-value="2026-01-26T00:00:00" table:style-name="ce4">
            <text:p>Monday, January 2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48" table:formula="of:=SUM([.$C$2:.C58])" table:style-name="ce1">
            <text:p>248</text:p>
          </table:table-cell>
          <table:table-cell office:value-type="string" table:style-name="ce1">
            <text:p>Public Holiday (Australia Day)</text:p>
          </table:table-cell>
          <table:table-cell table:number-columns-repeated="16379"/>
        </table:table-row>
        <table:table-row table:style-name="ro1">
          <table:table-cell office:value-type="date" office:date-value="2026-01-27T00:00:00" table:style-name="ce4">
            <text:p>Tuesday, January 2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56" table:formula="of:=SUM([.$C$2:.C59])" table:style-name="ce1">
            <text:p>25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8T00:00:00" table:style-name="ce4">
            <text:p>Wednesday, January 2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64" table:formula="of:=SUM([.$C$2:.C60])" table:style-name="ce1">
            <text:p>26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29T00:00:00" table:style-name="ce4">
            <text:p>Thursday, January 2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72" table:formula="of:=SUM([.$C$2:.C61])" table:style-name="ce1">
            <text:p>27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1-30T00:00:00" table:style-name="ce4">
            <text:p>Friday, January 3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80" table:formula="of:=SUM([.$C$2:.C62])" table:style-name="ce1">
            <text:p>280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1-31T00:00:00" table:style-name="ce4">
            <text:p>Saturday, January 3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0" table:formula="of:=SUM([.$C$2:.C63])" table:style-name="ce1">
            <text:p>28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1T00:00:00" table:style-name="ce4">
            <text:p>Sunday, Febr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0" table:formula="of:=SUM([.$C$2:.C64])" table:style-name="ce1">
            <text:p>280</text:p>
          </table:table-cell>
          <table:table-cell office:value-type="string" table:style-name="ce1">
            <text:p>Week 8</text:p>
          </table:table-cell>
          <table:table-cell table:number-columns-repeated="16379"/>
        </table:table-row>
        <table:table-row table:style-name="ro1">
          <table:table-cell office:value-type="date" office:date-value="2026-02-02T00:00:00" table:style-name="ce4">
            <text:p>Monday, February 0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88" table:formula="of:=SUM([.$C$2:.C65])" table:style-name="ce1">
            <text:p>28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3T00:00:00" table:style-name="ce4">
            <text:p>Tuesday, February 0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96" table:formula="of:=SUM([.$C$2:.C66])" table:style-name="ce1">
            <text:p>29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4T00:00:00" table:style-name="ce4">
            <text:p>Wednesday, February 04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04" table:formula="of:=SUM([.$C$2:.C67])" table:style-name="ce1">
            <text:p>30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5T00:00:00" table:style-name="ce4">
            <text:p>Thursday, February 0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12" table:formula="of:=SUM([.$C$2:.C68])" table:style-name="ce1">
            <text:p>31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6T00:00:00" table:style-name="ce4">
            <text:p>Friday, February 0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20" table:formula="of:=SUM([.$C$2:.C69])" table:style-name="ce1">
            <text:p>320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2-07T00:00:00" table:style-name="ce4">
            <text:p>Saturday, February 0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0" table:formula="of:=SUM([.$C$2:.C70])" table:style-name="ce1">
            <text:p>32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08T00:00:00" table:style-name="ce4">
            <text:p>Sunday, February 0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0" table:formula="of:=SUM([.$C$2:.C71])" table:style-name="ce1">
            <text:p>320</text:p>
          </table:table-cell>
          <table:table-cell office:value-type="string" table:style-name="ce1">
            <text:p>Week 9</text:p>
          </table:table-cell>
          <table:table-cell table:number-columns-repeated="16379"/>
        </table:table-row>
        <table:table-row table:style-name="ro1">
          <table:table-cell office:value-type="date" office:date-value="2026-02-09T00:00:00" table:style-name="ce4">
            <text:p>Monday, February 0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28" table:formula="of:=SUM([.$C$2:.C72])" table:style-name="ce1">
            <text:p>328</text:p>
          </table:table-cell>
          <table:table-cell office:value-type="string" table:style-name="ce1">
            <text:p>WFH/Public Holiday</text:p>
          </table:table-cell>
          <table:table-cell table:number-columns-repeated="16379"/>
        </table:table-row>
        <table:table-row table:style-name="ro1">
          <table:table-cell office:value-type="date" office:date-value="2026-02-10T00:00:00" table:style-name="ce4">
            <text:p>Tuesday, February 1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36" table:formula="of:=SUM([.$C$2:.C73])" table:style-name="ce1">
            <text:p>33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1T00:00:00" table:style-name="ce4">
            <text:p>Wednesday, February 11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44" table:formula="of:=SUM([.$C$2:.C74])" table:style-name="ce1">
            <text:p>34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2T00:00:00" table:style-name="ce4">
            <text:p>Thursday, February 12, 202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353" table:formula="of:=SUM([.$C$2:.C75])" table:style-name="ce1">
            <text:p>353</text:p>
          </table:table-cell>
          <table:table-cell office:value-type="string" table:style-name="ce1">
            <text:p>Waiting for Amy for sprint review +1hr</text:p>
          </table:table-cell>
          <table:table-cell table:number-columns-repeated="16379"/>
        </table:table-row>
        <table:table-row table:style-name="ro1">
          <table:table-cell office:value-type="date" office:date-value="2026-02-13T00:00:00" table:style-name="ce4">
            <text:p>Friday, February 13, 202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60" table:formula="of:=SUM([.$C$2:.C76])" table:style-name="ce1">
            <text:p>360</text:p>
          </table:table-cell>
          <table:table-cell office:value-type="string" table:style-name="ce1">
            <text:p>WFH | -1hr slept in</text:p>
          </table:table-cell>
          <table:table-cell table:number-columns-repeated="16379"/>
        </table:table-row>
        <table:table-row table:style-name="ro1">
          <table:table-cell office:value-type="date" office:date-value="2026-02-14T00:00:00" table:style-name="ce4">
            <text:p>Saturday, February 1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0" table:formula="of:=SUM([.$C$2:.C77])" table:style-name="ce1">
            <text:p>36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5T00:00:00" table:style-name="ce4">
            <text:p>Sunday, February 1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0" table:formula="of:=SUM([.$C$2:.C78])" table:style-name="ce1">
            <text:p>360</text:p>
          </table:table-cell>
          <table:table-cell office:value-type="string" table:style-name="ce1">
            <text:p>Week 10</text:p>
          </table:table-cell>
          <table:table-cell table:number-columns-repeated="16379"/>
        </table:table-row>
        <table:table-row table:style-name="ro1">
          <table:table-cell office:value-type="date" office:date-value="2026-02-16T00:00:00" table:style-name="ce4">
            <text:p>Monday, February 1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68" table:formula="of:=SUM([.$C$2:.C79])" table:style-name="ce1">
            <text:p>36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7T00:00:00" table:style-name="ce4">
            <text:p>Tuesday, February 17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76" table:formula="of:=SUM([.$C$2:.C80])" table:style-name="ce1">
            <text:p>37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8T00:00:00" table:style-name="ce4">
            <text:p>Wednesday, February 18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84" table:formula="of:=SUM([.$C$2:.C81])" table:style-name="ce1">
            <text:p>38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19T00:00:00" table:style-name="ce4">
            <text:p>Thursday, February 1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92" table:formula="of:=SUM([.$C$2:.C82])" table:style-name="ce1">
            <text:p>39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0T00:00:00" table:style-name="ce4">
            <text:p>Friday, February 2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00" table:formula="of:=SUM([.$C$2:.C83])" table:style-name="ce1">
            <text:p>400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2-21T00:00:00" table:style-name="ce4">
            <text:p>Saturday, February 2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formula="of:=SUM([.$C$2:.C84])" table:style-name="ce1">
            <text:p>4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2T00:00:00" table:style-name="ce4">
            <text:p>Sunday, February 2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" table:formula="of:=SUM([.$C$2:.C85])" table:style-name="ce1">
            <text:p>400</text:p>
          </table:table-cell>
          <table:table-cell office:value-type="string" table:style-name="ce1">
            <text:p>Week 11 - Uni Starts</text:p>
          </table:table-cell>
          <table:table-cell table:number-columns-repeated="16379"/>
        </table:table-row>
        <table:table-row table:style-name="ro1">
          <table:table-cell office:value-type="date" office:date-value="2026-02-23T00:00:00" table:style-name="ce4">
            <text:p>Monday, February 23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00" table:formula="of:=SUM([.$C$2:.C86])" table:style-name="ce1">
            <text:p>4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4T00:00:00" table:style-name="ce4">
            <text:p>Tuesday, February 24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00" table:formula="of:=SUM([.$C$2:.C87])" table:style-name="ce1">
            <text:p>4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5T00:00:00" table:style-name="ce4">
            <text:p>Wednesday, February 25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08" table:formula="of:=SUM([.$C$2:.C88])" table:style-name="ce1">
            <text:p>40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6T00:00:00" table:style-name="ce4">
            <text:p>Thursday, February 2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16" table:formula="of:=SUM([.$C$2:.C89])" table:style-name="ce1">
            <text:p>41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2-27T00:00:00" table:style-name="ce4">
            <text:p>Friday, February 27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24" table:formula="of:=SUM([.$C$2:.C90])" table:style-name="ce1">
            <text:p>424</text:p>
          </table:table-cell>
          <table:table-cell office:value-type="string" table:style-name="ce1">
            <text:p>WFH</text:p>
          </table:table-cell>
          <table:table-cell table:number-columns-repeated="16379"/>
        </table:table-row>
        <table:table-row table:style-name="ro1">
          <table:table-cell office:value-type="date" office:date-value="2026-02-28T00:00:00" table:style-name="ce4">
            <text:p>Saturday, February 2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4" table:formula="of:=SUM([.$C$2:.C91])" table:style-name="ce1">
            <text:p>42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1T00:00:00" table:style-name="ce4">
            <text:p>Sunday, March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4" table:formula="of:=SUM([.$C$2:.C92])" table:style-name="ce1">
            <text:p>424</text:p>
          </table:table-cell>
          <table:table-cell office:value-type="string" table:style-name="ce1">
            <text:p>Week 12</text:p>
          </table:table-cell>
          <table:table-cell table:number-columns-repeated="16379"/>
        </table:table-row>
        <table:table-row table:style-name="ro1">
          <table:table-cell office:value-type="date" office:date-value="2026-03-02T00:00:00" table:style-name="ce4">
            <text:p>Monday, March 02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4" table:formula="of:=SUM([.$C$2:.C93])" table:style-name="ce1">
            <text:p>42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3T00:00:00" table:style-name="ce4">
            <text:p>Tuesday, March 03, 202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29" table:formula="of:=SUM([.$C$2:.C94])" table:style-name="ce1">
            <text:p>429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4T00:00:00" table:style-name="ce4">
            <text:p>Wednesday, March 04, 202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36" table:formula="of:=SUM([.$C$2:.C95])" table:style-name="ce1">
            <text:p>43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5T00:00:00" table:style-name="ce4">
            <text:p>Thursday, March 05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44" table:formula="of:=SUM([.$C$2:.C96])" table:style-name="ce1">
            <text:p>444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6-03-06T00:00:00" table:style-name="ce4">
            <text:p>Friday, March 06, 202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50" table:formula="of:=SUM([.$C$2:.C97])" table:style-name="ce1">
            <text:p>450</text:p>
          </table:table-cell>
          <table:table-cell table:number-columns-repeated="16380"/>
        </table:table-row>
        <table:table-row table:number-rows-repeated="15" table:style-name="ro1">
          <table:table-cell table:style-name="ce4"/>
          <table:table-cell table:number-columns-repeated="16383" table:style-name="ce1"/>
        </table:table-row>
        <table:table-row table:number-rows-repeated="5" table:style-name="ro1">
          <table:table-cell table:style-name="ce4"/>
          <table:table-cell table:number-columns-repeated="16383"/>
        </table:table-row>
        <table:table-row table:number-rows-repeated="1048459" table:style-name="ro1">
          <table:table-cell table:number-columns-repeated="16384"/>
        </table:table-row>
      </table:table>
      <table:table table:name="Links" table:style-name="ta2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UTAS Calandar</text:p>
          </table:table-cell>
          <table:table-cell office:value-type="string" table:style-name="ce1">
            <text:p>https://www.utas.edu.au/__data/assets/pdf_file/0010/1820467/2026-printable-teaching-calendar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4D Course Site</text:p>
          </table:table-cell>
          <table:table-cell office:value-type="string" table:style-name="ce1">
            <text:p>https://www.utas.edu.au/courses/sci-eng/courses/p4d-bachelor-of-engineering-specialisation-with-honou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17</text:p>
          </table:table-cell>
          <table:table-cell office:value-type="string" table:style-name="ce1">
            <text:p>https://www.utas.edu.au/courses/sci-eng/units/eng417-advanced-control-and-autom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417 Timetable</text:p>
          </table:table-cell>
          <table:table-cell office:value-type="string" table:style-name="ce1">
            <text:p>https://student-timetable.utas.edu.au/GridLayout.asp?Unit_code=ENG417&amp;EventType=&amp;year=2026&amp;_gl=1*1tmaqi1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</text:p>
          </table:table-cell>
          <table:table-cell office:value-type="string" table:style-name="ce1">
            <text:p>https://www.utas.edu.au/courses/sci-eng/units/eng442-advanced-digital-electron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 Timetable</text:p>
          </table:table-cell>
          <table:table-cell office:value-type="string" table:style-name="ce1">
            <text:p>https://student-timetable.utas.edu.au/GridLayout.asp?Unit_code=ENG442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</text:p>
          </table:table-cell>
          <table:table-cell office:value-type="string" table:style-name="ce1">
            <text:p>https://www.utas.edu.au/courses/sci-eng/units/eng401-honours-project-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 Timetable</text:p>
          </table:table-cell>
          <table:table-cell office:value-type="string" table:style-name="ce1">
            <text:p>https://student-timetable.utas.edu.au/GridLayout.asp?Unit_code=ENG401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database-ranges>
        <table:database-range table:target-range-address="Time.A1:Time.D10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AU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ge</meta:initial-creator>
    <dc:creator>sage</dc:creator>
    <meta:creation-date>2026-01-18T20:45:19Z</meta:creation-date>
    <dc:date>2026-02-13T01:58:08Z</dc:date>
  </office:meta>
</office:document-meta>
</file>